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ffff" draw:fill-color="#ffffff" draw:textarea-horizontal-align="justify" draw:textarea-vertical-align="middle" draw:auto-grow-height="false" fo:min-height="8.25cm" fo:min-width="18.75cm"/>
    </style:style>
    <style:style style:name="gr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2.602cm" fo:min-width="3.772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8cm" fo:min-width="4.13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2.602cm" fo:min-width="11.722cm" fo:padding-top="0.166cm" fo:padding-bottom="0.166cm" fo:padding-left="0.291cm" fo:padding-right="0.291cm"/>
    </style:style>
    <style:style style:name="gr5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654cm" fo:min-width="1.654cm" fo:padding-top="0.143cm" fo:padding-bottom="0.143cm" fo:padding-left="0.268cm" fo:padding-right="0.268cm"/>
      <style:paragraph-properties style:writing-mode="lr-tb"/>
    </style:style>
    <style:style style:name="gr6" style:family="graphic" style:parent-style-name="objectwithoutfill">
      <style:graphic-properties svg:stroke-width="0.032cm" draw:marker-start-width="0.253cm" draw:marker-end-width="0.153cm" draw:fill="none" draw:textarea-vertical-align="middle" fo:padding-top="0.126cm" fo:padding-bottom="0.126cm" fo:padding-left="0.251cm" fo:padding-right="0.251cm"/>
    </style:style>
    <style:style style:name="gr7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396cm" fo:min-width="2.784cm" fo:padding-top="0.143cm" fo:padding-bottom="0.143cm" fo:padding-left="0.268cm" fo:padding-right="0.268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156cm" fo:min-width="0.906cm" fo:padding-top="0.143cm" fo:padding-bottom="0.143cm" fo:padding-left="0.268cm" fo:padding-right="0.268cm"/>
      <style:paragraph-properties style:writing-mode="lr-tb"/>
    </style:style>
    <style:style style:name="gr9" style:family="graphic" style:parent-style-name="standard">
      <style:graphic-properties draw:stroke="none" draw:fill="none" fo:min-height="0.671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stroke-linejoin="round" svg:stroke-linecap="squar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156cm" fo:min-width="1.558cm" fo:padding-top="0.143cm" fo:padding-bottom="0.143cm" fo:padding-left="0.268cm" fo:padding-right="0.268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618cm" fo:min-width="1.618cm" fo:padding-top="0.143cm" fo:padding-bottom="0.143cm" fo:padding-left="0.268cm" fo:padding-right="0.268cm"/>
      <style:paragraph-properties style:writing-mode="lr-tb"/>
    </style:style>
    <style:style style:name="gr14" style:family="graphic" style:parent-style-name="standard">
      <style:graphic-properties draw:stroke="none" draw:fill="none" fo:min-height="1.10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3cm" fo:min-width="1.991cm" fo:padding-top="0.166cm" fo:padding-bottom="0.166cm" fo:padding-left="0.291cm" fo:padding-right="0.291cm"/>
    </style:style>
    <style:style style:name="gr16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3cm" fo:min-width="1.802cm" fo:padding-top="0.166cm" fo:padding-bottom="0.166cm" fo:padding-left="0.291cm" fo:padding-right="0.291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2.095cm" fo:min-width="0cm" fo:padding-top="0.151cm" fo:padding-bottom="0.151cm" fo:padding-left="0.276cm" fo:padding-right="0.276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2.3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.7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2.106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346cm" fo:min-width="4.016cm" fo:padding-top="0.166cm" fo:padding-bottom="0.166cm" fo:padding-left="0.291cm" fo:padding-right="0.291cm"/>
      <style:paragraph-properties style:writing-mode="lr-tb"/>
    </style:style>
    <style:style style:name="gr22" style:family="graphic" style:parent-style-name="standard" style:list-style-name="L1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3cm" fo:min-width="2.451cm" fo:padding-top="0.166cm" fo:padding-bottom="0.166cm" fo:padding-left="0.291cm" fo:padding-right="0.291cm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3cm" fo:min-width="2.451cm" fo:padding-top="0.166cm" fo:padding-bottom="0.166cm" fo:padding-left="0.291cm" fo:padding-right="0.291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3cm" fo:min-width="1.802cm" fo:padding-top="0.166cm" fo:padding-bottom="0.166cm" fo:padding-left="0.291cm" fo:padding-right="0.291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352cm" fo:min-width="9.16cm" fo:padding-top="0.151cm" fo:padding-bottom="0.151cm" fo:padding-left="0.276cm" fo:padding-right="0.276cm" fo:wrap-option="wrap"/>
    </style:style>
    <style:style style:name="gr26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3cm" fo:min-width="1.001cm" fo:padding-top="0.166cm" fo:padding-bottom="0.166cm" fo:padding-left="0.291cm" fo:padding-right="0.2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cm" fo:min-width="1.0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20%" fo:text-align="end">
        <style:tab-stops/>
      </style:paragraph-properties>
      <style:text-properties fo:font-size="17pt" style:font-size-asian="17pt" style:font-size-complex="17pt"/>
    </style:style>
    <style:style style:name="P3" style:family="paragraph">
      <loext:graphic-properties draw:fill="none" draw:fill-color="#ffffff"/>
      <style:paragraph-properties fo:line-height="120%" fo:text-align="end" style:writing-mode="lr-tb">
        <style:tab-stops/>
      </style:paragraph-properties>
      <style:text-properties style:font-name="Inconsolata1" fo:font-size="17pt" style:font-size-asian="17pt" style:font-size-complex="17pt"/>
    </style:style>
    <style:style style:name="P4" style:family="paragraph">
      <style:paragraph-properties fo:text-align="center" style:writing-mode="lr-tb"/>
      <style:text-properties style:font-name="Inconsolata1"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style:font-name="Inconsolata1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letter-spacing="0.035cm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line-height="120%" fo:text-align="center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fo:line-height="120%" fo:text-align="center" style:writing-mode="lr-tb">
        <style:tab-stops/>
      </style:paragraph-properties>
      <style:text-properties style:font-name="Inconsolata1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line-height="120%" fo:text-align="center">
        <style:tab-stops/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>
      <loext:graphic-properties draw:fill="none" draw:fill-color="#ffffff"/>
      <style:paragraph-properties fo:line-height="120%" fo:text-align="center" style:writing-mode="lr-tb">
        <style:tab-stops/>
      </style:paragraph-properties>
      <style:text-properties style:font-name="Inconsolata1" fo:font-size="17pt" fo:font-weight="bold" style:font-size-asian="17pt" style:font-weight-asian="bold" style:font-size-complex="17pt" style:font-weight-complex="bold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style:font-name="Inconsolata1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Inconsolata1" fo:font-size="10pt" style:font-size-asian="10pt" style:font-size-complex="10pt"/>
    </style:style>
    <style:style style:name="P18" style:family="paragraph"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-color="#ffffff"/>
      <style:paragraph-properties fo:text-align="center"/>
      <style:text-properties style:font-name="Inconsolata1" fo:font-size="8pt" style:font-size-asian="8pt" style:font-size-complex="8pt"/>
    </style:style>
    <style:style style:name="P20" style:family="paragraph">
      <loext:graphic-properties draw:fill-color="#ffffff"/>
      <style:paragraph-properties fo:text-align="center"/>
      <style:text-properties style:font-name="Inconsolata1" fo:font-size="14pt" style:font-size-asian="14pt" style:font-size-complex="14pt"/>
    </style:style>
    <style:style style:name="P21" style:family="paragraph">
      <style:paragraph-properties fo:line-height="100%" fo:text-align="center">
        <style:tab-stops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>
      <loext:graphic-properties draw:fill="none" draw:fill-color="#ffffff"/>
      <style:paragraph-properties fo:line-height="100%" fo:text-align="center" style:writing-mode="lr-tb">
        <style:tab-stops/>
      </style:paragraph-properties>
      <style:text-properties style:font-name="Inconsolata1" fo:font-size="14pt" fo:font-weight="normal" style:font-size-asian="14pt" style:font-weight-asian="normal" style:font-size-complex="14pt" style:font-weight-complex="normal"/>
    </style:style>
    <style:style style:name="P23" style:family="paragraph">
      <style:text-properties style:font-name="Liberation Serif" fo:font-size="22pt" style:font-size-asian="22pt" style:font-size-complex="22pt"/>
    </style:style>
    <style:style style:name="P24" style:family="paragraph">
      <loext:graphic-properties draw:fill="none" draw:fill-color="#ffffff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Inconsolata1" fo:font-size="17pt" style:font-size-asian="17pt" style:font-size-complex="17pt"/>
    </style:style>
    <style:style style:name="T2" style:family="text">
      <style:text-properties style:font-name="Inconsolata1" fo:font-size="10pt" style:font-size-asian="10pt" style:font-size-complex="10pt"/>
    </style:style>
    <style:style style:name="T3" style:family="text">
      <style:text-properties style:font-name="Inconsolata1" fo:letter-spacing="0.035cm" fo:font-weight="bold" style:font-weight-asian="bold" style:font-weight-complex="bold"/>
    </style:style>
    <style:style style:name="T4" style:family="text">
      <style:text-properties style:font-name="Inconsolata1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Inconsolata1" fo:font-size="17pt" fo:font-weight="bold" style:font-size-asian="17pt" style:font-weight-asian="bold" style:font-size-complex="17pt" style:font-weight-complex="bold"/>
    </style:style>
    <style:style style:name="T6" style:family="text">
      <style:text-properties style:font-name="Inconsolata1" fo:font-size="12pt" style:font-size-asian="12pt" style:font-size-complex="12pt"/>
    </style:style>
    <style:style style:name="T7" style:family="text">
      <style:text-properties style:font-name="Inconsolata1" fo:font-size="8pt" style:font-size-asian="8pt" style:font-size-complex="8pt"/>
    </style:style>
    <style:style style:name="T8" style:family="text">
      <style:text-properties style:font-name="Inconsolata1" fo:font-size="14pt" style:font-size-asian="14pt" style:font-size-complex="14pt"/>
    </style:style>
    <style:style style:name="T9" style:family="text">
      <style:text-properties style:font-name="Inconsolata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25cm" svg:height="8.5cm" svg:x="0.7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7cm" svg:height="3.25cm" svg:x="2.03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63cm" svg:height="2.558cm" svg:x="2.18cm" svg:y="8.09cm">
          <draw:text-box>
            <text:p text:style-name="P2"><text:span text:style-name="T1">Propose</text:span><text:span text:style-name="T1"><text:line-break/></text:span><text:span text:style-name="T1">Parameter</text:span><text:span text:style-name="T1">s</text:span></text:p>
            <text:p text:style-name="P2"><text:span text:style-name="T1">Configura</text:span><text:span text:style-name="T1">tion</text:span></text:p>
          </draw:text-box>
        </draw:frame>
        <draw:custom-shape draw:style-name="gr4" draw:text-style-name="P1" draw:layer="layout" svg:width="12.62cm" svg:height="3.25cm" svg:x="6.88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25cm" svg:height="1cm" svg:x="7.2cm" svg:y="8.15cm">
          <text:p text:style-name="P4"><text:span text:style-name="T2">Select </text:span><text:span text:style-name="T2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9.49cm" svg:y1="8.65cm" svg:x2="9.9cm" svg:y2="8.65cm">
          <text:p/>
        </draw:line>
        <draw:custom-shape draw:style-name="gr5" draw:text-style-name="P5" draw:layer="layout" svg:width="2.25cm" svg:height="1cm" svg:x="7.201cm" svg:y="8.151cm">
          <text:p text:style-name="P4"><text:span text:style-name="T2">Select 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5cm" svg:height="1.86cm" svg:x="9.89cm" svg:y="8.02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598cm" svg:height="1.598cm" svg:x="9.992cm" svg:y="8.152cm">
          <text:p text:style-name="P4"><text:span text:style-name="T2">Apply</text:span><text:span text:style-name="T2"><text:line-break/></text:span><text:span text:style-name="T2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598cm" svg:height="1.598cm" svg:x="11.693cm" svg:y="8.153cm">
          <text:p text:style-name="P4"><text:span text:style-name="T2">Calc.</text:span><text:span text:style-name="T2"><text:line-break/></text:span><text:span text:style-name="T2">Prior</text:span><text:span text:style-name="T2"><text:line-break/></text:span><text:span text:style-name="T2">Rat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3.4cm" svg:y1="9.44cm" svg:x2="13.85cm" svg:y2="9.44cm">
          <text:p/>
        </draw:line>
        <draw:frame draw:style-name="gr9" draw:text-style-name="P8" draw:layer="layout" svg:width="2.725cm" svg:height="0.921cm" svg:x="1.7cm" svg:y="7.85cm">
          <draw:text-box>
            <text:p text:style-name="P7"><text:span text:style-name="T3">M</text:span><text:span text:style-name="T3">C</text:span><text:span text:style-name="T3">M</text:span><text:span text:style-name="T3">C</text:span></text:p>
          </draw:text-box>
        </draw:frame>
        <draw:line draw:style-name="gr6" draw:text-style-name="P6" draw:layer="layout" svg:x1="6.45cm" svg:y1="8.65cm" svg:x2="7.2cm" svg:y2="8.65cm">
          <text:p/>
        </draw:line>
        <draw:line draw:style-name="gr6" draw:text-style-name="P6" draw:layer="layout" svg:x1="6.45cm" svg:y1="9.43cm" svg:x2="9.88cm" svg:y2="9.43cm">
          <text:p/>
        </draw:line>
        <draw:line draw:style-name="gr6" draw:text-style-name="P6" draw:layer="layout" svg:x1="6.443cm" svg:y1="10.23cm" svg:x2="13.853cm" svg:y2="10.23cm">
          <text:p/>
        </draw:line>
        <draw:custom-shape draw:style-name="gr10" draw:text-style-name="P9" draw:layer="layout" svg:width="0.25cm" svg:height="0.001cm" svg:x="16.05cm" svg:y="9.34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19cm" svg:y1="10.58cm" svg:x2="14.61cm" svg:y2="11.27cm">
          <text:p/>
        </draw:line>
        <draw:custom-shape draw:style-name="gr12" draw:text-style-name="P5" draw:layer="layout" svg:width="2.25cm" svg:height="1.598cm" svg:x="13.85cm" svg:y="9.054cm"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6.11cm" svg:y1="10.24cm" svg:x2="16.73cm" svg:y2="10.24cm">
          <text:p/>
        </draw:line>
        <draw:line draw:style-name="gr6" draw:text-style-name="P6" draw:layer="layout" svg:x1="13.4cm" svg:y1="8.64cm" svg:x2="16.73cm" svg:y2="8.64cm">
          <text:p/>
        </draw:line>
        <draw:custom-shape draw:style-name="gr13" draw:text-style-name="P5" draw:layer="layout" svg:width="2.25cm" svg:height="1cm" svg:x="16.702cm" svg:y="8.152cm">
          <text:p text:style-name="P4"><text:span text:style-name="T2">Rev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2.25cm" svg:height="1cm" svg:x="16.703cm" svg:y="9.553cm">
          <text:p text:style-name="P4"><text:span text:style-name="T2">Acce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2.28cm" svg:height="1.359cm" svg:x="13.883cm" svg:y="9.174cm">
          <draw:text-box>
            <text:p text:style-name="P9"><text:span text:style-name="T2">Calculate</text:span></text:p>
            <text:p text:style-name="P9"><text:span text:style-name="T2">Likelihood</text:span></text:p>
            <text:p text:style-name="P9"><text:span text:style-name="T2">Ratio</text:span></text:p>
          </draw:text-box>
        </draw:frame>
        <draw:line draw:style-name="gr11" draw:text-style-name="P6" draw:layer="layout" svg:x1="16.3cm" svg:y1="9.33cm" svg:x2="16.3cm" svg:y2="8.64cm">
          <text:p/>
        </draw:line>
        <draw:custom-shape draw:style-name="gr15" draw:text-style-name="P1" draw:layer="layout" svg:width="2.719cm" svg:height="1.501cm" svg:x="2.031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3.45cm" svg:y1="7.25cm" svg:x2="3.45cm" svg:y2="7.75cm">
          <text:p/>
        </draw:line>
        <draw:custom-shape draw:style-name="gr16" draw:text-style-name="P1" draw:layer="layout" svg:width="2.53cm" svg:height="1.501cm" svg:x="7.05cm" svg:y="5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511cm" svg:height="12.569cm" draw:transform="rotate (-1.56643300366491) translate (19.499cm 7.235cm)">
          <text:p/>
          <draw:enhanced-geometry svg:viewBox="0 0 21600 21600" draw:glue-points="21600 0 0 10800 21600 21600" draw:text-areas="13800 ?f9 21600 ?f10" draw:type="left-brace" draw:modifiers="476.920513247792 19208.01909307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1" draw:layer="layout" svg:width="2.82cm" svg:height="1.11cm" svg:x="2.02cm" svg:y="5.97cm">
          <draw:text-box>
            <text:p text:style-name="P10"><text:span text:style-name="T4">DyrConfig</text:span></text:p>
          </draw:text-box>
        </draw:frame>
        <draw:frame draw:style-name="gr19" draw:text-style-name="P13" draw:layer="layout" svg:width="1.404cm" svg:height="1.11cm" draw:transform="rotate (1.57376338652329) translate (0.879cm 7.209cm)">
          <draw:text-box>
            <text:p text:style-name="P12"><text:span text:style-name="T5">Dyr</text:span></text:p>
          </draw:text-box>
        </draw:frame>
        <draw:frame draw:style-name="gr20" draw:text-style-name="P13" draw:layer="layout" svg:width="2.606cm" svg:height="1.11cm" draw:transform="rotate (1.57655591332648) translate (0.89cm 10.65cm)">
          <draw:text-box>
            <text:p text:style-name="P12"><text:span text:style-name="T5">Fitz</text:span><text:span text:style-name="T5">roy</text:span></text:p>
          </draw:text-box>
        </draw:frame>
        <draw:line draw:style-name="gr11" draw:text-style-name="P6" draw:layer="layout" svg:x1="15.364cm" svg:y1="11.34cm" svg:x2="15.364cm" svg:y2="10.65cm">
          <text:p/>
        </draw:line>
        <draw:custom-shape draw:style-name="gr21" draw:text-style-name="P15" draw:layer="layout" svg:width="4.67cm" svg:height="0.75cm" svg:x="12.65cm" svg:y="11.25cm">
          <text:p text:style-name="P14"><text:span text:style-name="T6">libhmsbe</text:span><text:span text:style-name="T6">agle-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4.67cm" svg:height="0.75cm" svg:x="12.65cm" svg:y="12cm">
          <text:p text:style-name="P14"><text:span text:style-name="T6">libhms</text:span><text:span text:style-name="T6">beagle</text:span><text:span text:style-name="T6">-s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4.67cm" svg:height="0.75cm" svg:x="12.652cm" svg:y="12.75cm">
          <text:p text:style-name="P14"><text:span text:style-name="T6">BEAG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2.305cm" svg:height="1.11cm" draw:transform="rotate (1.55369210012535) translate (11.507cm 13.547cm)">
          <draw:text-box>
            <text:p text:style-name="P12"><text:span text:style-name="T5">B</text:span><text:span text:style-name="T5">e</text:span><text:span text:style-name="T5">a</text:span><text:span text:style-name="T5">g</text:span><text:span text:style-name="T5">l</text:span><text:span text:style-name="T5">e</text:span></text:p>
          </draw:text-box>
        </draw:frame>
        <draw:custom-shape draw:style-name="gr22" draw:text-style-name="P17" draw:layer="layout" svg:width="3.179cm" svg:height="1.501cm" svg:x="9.86cm" svg:y="5.749cm">
          <text:p text:style-name="P16"><text:span text:style-name="T7">(Int</text:span><text:span text:style-name="T7">ermi</text:span><text:span text:style-name="T7">tten</text:span><text:span text:style-name="T7">tly)</text:span></text:p>
          <text:p text:style-name="P16"><text:span text:style-name="T2">Out</text:span><text:span text:style-name="T2">put </text:span><text:span text:style-name="T2">Par</text:span><text:span text:style-name="T2">ame</text:span><text:span text:style-name="T2">ter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3.179cm" svg:height="1.501cm" svg:x="13.33cm" svg:y="5.749cm">
          <text:p text:style-name="P18"><text:span text:style-name="T7">(Intermitt</text:span><text:span text:style-name="T7">ently)</text:span></text:p>
          <text:p text:style-name="P18"><text:span text:style-name="T2">Snapshot</text:span></text:p>
          <text:p text:style-name="P18"><text:span text:style-name="T2">Paramete</text:span><text:span text:style-name="T2">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9.59cm" svg:y1="6.47cm" svg:x2="9.85cm" svg:y2="6.47cm">
          <text:p/>
        </draw:line>
        <draw:line draw:style-name="gr6" draw:text-style-name="P6" draw:layer="layout" svg:x1="13.082cm" svg:y1="6.47cm" svg:x2="13.342cm" svg:y2="6.47cm">
          <text:p/>
        </draw:line>
        <draw:custom-shape draw:style-name="gr24" draw:text-style-name="P20" draw:layer="layout" svg:width="2.53cm" svg:height="1.501cm" svg:x="16.88cm" svg:y="5.749cm">
          <text:p text:style-name="P9"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<text:line-break/></text:span><text:span text:style-name="T8">S</text:span><text:span text:style-name="T8">u</text:span><text:span text:style-name="T8">m</text:span><text:span text:style-name="T8">m</text:span><text:span text:style-name="T8">a</text:span><text:span text:style-name="T8">r</text:span><text:span text:style-name="T8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10.1cm" svg:height="1.75cm" svg:x="6.74cm" svg:y="5.63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11" draw:text-style-name="P6" draw:layer="layout" svg:x1="12.47cm" svg:y1="10.23cm" svg:x2="12.47cm" svg:y2="9.88cm">
          <text:p/>
        </draw:line>
        <draw:line draw:style-name="gr11" draw:text-style-name="P6" draw:layer="layout" svg:x1="10.77cm" svg:y1="10.238cm" svg:x2="10.77cm" svg:y2="9.888cm">
          <text:p/>
        </draw:line>
        <draw:custom-shape draw:style-name="gr26" draw:text-style-name="P1" draw:layer="layout" svg:width="1.729cm" svg:height="1.501cm" svg:x="5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2" draw:layer="layout" svg:width="1.501cm" svg:height="1.33cm" svg:x="5.13cm" svg:y="5.8cm">
          <draw:text-box>
            <text:p text:style-name="P21"><text:span text:style-name="T9">MCMC</text:span><text:span text:style-name="T9"><text:line-break/></text:span><text:span text:style-name="T9">Loop</text:span></text:p>
          </draw:text-box>
        </draw:frame>
        <draw:line draw:style-name="gr6" draw:text-style-name="P6" draw:layer="layout" svg:x1="4.762cm" svg:y1="6.47cm" svg:x2="5.022cm" svg:y2="6.47cm">
          <text:p/>
        </draw:line>
        <draw:frame draw:style-name="gr27" draw:text-style-name="P22" draw:layer="layout" svg:width="1.501cm" svg:height="1.33cm" svg:x="7.57cm" svg:y="5.83cm">
          <draw:text-box>
            <text:p text:style-name="P21"><text:span text:style-name="T9">MCMC</text:span><text:span text:style-name="T9"><text:line-break/></text:span><text:span text:style-name="T9">Step</text:span></text:p>
          </draw:text-box>
        </draw:frame>
        <draw:frame draw:style-name="gr28" draw:text-style-name="P24" draw:layer="layout" svg:width="6.213cm" svg:height="1.969cm" svg:x="1.55cm" svg:y="11.631cm">
          <draw:text-box>
            <text:p text:style-name="P23"><text:span text:style-name="T10">Dyr High-Level</text:span></text:p>
            <text:p text:style-name="P23"><text:span text:style-name="T10">Program </text:span><text:span text:style-name="T10">Struct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000000" draw:marker-start-width="0.25cm" draw:marker-end="Concave" draw:marker-end-width="0.15cm" draw:stroke-linejoin="none" svg:stroke-linecap="square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9:38:15.938902143</meta:creation-date>
    <meta:editing-duration>PT40M20S</meta:editing-duration>
    <meta:editing-cycles>24</meta:editing-cycles>
    <meta:generator>LibreOffice/7.2.6.2$Linux_X86_64 LibreOffice_project/20$Build-2</meta:generator>
    <dc:date>2022-04-20T20:43:54.146694834</dc:date>
    <meta:document-statistic meta:object-count="49"/>
  </office:meta>
</office:document-meta>
</file>